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200%" fo:text-indent="0cm" style:auto-text-indent="true"/>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noche y el silencio abrumaban el sendero. Caminaba bajo el rumor del follaje, sin la esperanza de un descanso. Su mochila pesaba. Su respiración era corta y difícil. </text:p>
      <text:p text:style-name="P1">Escapó al atardecer. Desde entonces ha caminado bajo la persecución improbable de los médicos y los guardias. En realidad nadie sabe que huyó. Será en la mañana cuando den la alarma. Reportarán su nombre y foto a las autoridades y se olvidarán de él, hasta que una ambulancia vaya a buscarlo a alguna estación de policía; pero Alonso no lo cree, no lo sabe ni lo recuerda. Debe apurarse al norte. Evitar las sombras y el Sol. Caminar hacia la luz detrás de las montañas, donde lo esperan, desde hace décadas, aquellos que lo reconocerán como uno más.</text:p>
      <text:p text:style-name="P1">Alonso siempre ha estado solo. Lo abandonaron cuando, a los 5 años, sus ojos se ennegrecieron, como los de un perro. Su familia inventó síntomas de enfermedades mentales para que lo aceptaran en un sanatorio. Nunca ha tenido visitas.</text:p>
      <text:p text:style-name="P1">Durante los siguientes 20 años sobrevivió en los pasillos de hospital, soñando y leyendo. Uno de los guardias lo juzgó sano y le prestó libros de terror y fantasía.</text:p>
      <text:p text:style-name="P1">El mundo se acumulaba detrás de los barrotes de las ventanas. Las historias leídas se inflaban en su cerebro. El espejo le devolvía una cara inhumana, oculta por unos espejuelos oscuros que le obligaban a usar, para no asustar a los demás pacientes. Alonso se sentía un personaje vívido y enclaustrado. </text:p>
      <text:p text:style-name="P1">La mente de Alonso llegó a ser quijotesca. En las noches añoraba sentado debajo de la ventana de su cuarto. Esperaba por un rescate, por el desenlace de su realidad, escondida en las medicinas diarias, que no se atrevía a dejar de tomar.</text:p>
      <text:p text:style-name="P1">Adivinó la existencia de la colonia un sábado por la tarde, adormecido en una de las sillas del pabellón. El Sol reflejó la luz de una ventana distante, hacia el norte. Fue solo un momento. El reflejo se mezcló con sueños y pesadillas. Y tuvo la certeza de haber recibido un mensaje. Como si hubieran escuchado su grito desesperado y mental, enviaban un faro <text:soft-page-break/>desde el norte. </text:p>
      <text:p text:style-name="P1">Escapó por primera vez un día que vio la puerta del pabellón abierta. Durante tanto tiempo había sido habitante del hospital, que nadie sospechaba la posibilidad de su huida. Lo atraparon rápidamente en el mundo desconocido de la calle. Una vez fuera del hospital se sintió en medio del desierto.</text:p>
      <text:p text:style-name="P1">Siguió escabulléndose en cada oportunidad. Cada vez perdía más libertades en el hospital y se sentía más oprimido. En cada huida llegaba un poco más lejos. Trataba de leer periódicos y revistas para comprender un poco de ese mundo exterior. </text:p>
      <text:p text:style-name="P1">Hasta que tuvo un plan.</text:p>
      <text:p text:style-name="P1">Le robó la mochila a uno de los enfermeros. La guardó debajo de su colchón. Esperó semanas antes de empezar a robar provisiones. También se decidió a eludir las pastillas. Si sus habilidades, sepultadas por las drogas, no se manifestaban inmediatamente, ya lo harían cuando encontrara a los otros. </text:p>
      <text:p text:style-name="P1">La noche y el sudor se agotan. La luz aún resplandece en su memoria; pero el cansancio es abrumador. Alonso se adormece en las raíces de un árbol, al lado de la carretera. Las luces de las sirenas se acercan, sin sonid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1T14:33:08.35</meta:creation-date>
    <dc:date>2011-11-18T16:29:35.88</dc:date>
    <meta:editing-duration>PT1H58M48S</meta:editing-duration>
    <meta:editing-cycles>21</meta:editing-cycles>
    <meta:generator>LibreOffice/3.3$Win32 LibreOffice_project/330m19$Build-6</meta:generator>
    <meta:document-statistic meta:table-count="0" meta:image-count="0" meta:object-count="0" meta:page-count="2" meta:paragraph-count="12" meta:word-count="542" meta:character-count="3109"/>
  </office:meta>
</office:document-meta>
</file>